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Util.setNamespaceAttribute( Element element ,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Util.getQualifiedName( String localName , Namespace namespa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Util.depthToXml( boolean isDeep , Document 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Util.addChildElement( Element parent , String localName , Namespace namespace ,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Util.getContent( Node par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mUtil.getText( Element element , String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Util.getChildText( Element parent , String childLocalName , Namespace childName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Util.setAttribute( Element element , String attrLocalName , Namespace attrNamespace , String attr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Util.addChildElement( Node parent , String localName , Namespace name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Util.hasChildElement( Node parent , String childLocalName , Namespace child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Util.matches( Node node , String requiredLocalName , Namespace requiredNamespa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Util.depthToXml( String depth , Document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Util.getChildren( Elemen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Util.getChildElement( Node parent , String childLocalName , Namespace childNamespa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mUtil.matchingLocalName( Node node , String required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Util.matchingNamespace( Node node , Namespace requiredName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Util.getChildren( Element parent , String childLocalName , Namespace child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Util.getNamespaceAttributes( 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Util.createElement( Document factory , String localName , Namespace name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Util.timeoutToXml( long timeout , Document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Util.hrefToXml( String href , Document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Util.getChildTextTrim( Element parent , String childLocalName , Namespace childName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Util.addChildElement( Element parent , String localName , Namespace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Util.getAttribute( Element parent , String localName , Namespace namespa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omUtil.isAcceptedNode(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Util.createElement( Document factory , String localName , Namespace namespace ,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Util.getNamespace( 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Util.isElement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Util.hasContent( Node par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mUtil.isText(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Util.getFirstChildElement( Node par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mUtil.getText( Element ele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mUtil.getTextTrim( 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Util.setText( Element element , String 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Util.getPrefixedName( String localName , Namespace namespa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